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thias Markl</meta:initial-creator>
    <dc:creator>Mathias Markl</dc:creator>
    <meta:creation-date>2017-07-23T13:37:47Z</meta:creation-date>
    <dc:date>2017-07-23T13:39:00Z</dc:date>
    <meta:editing-duration>PT0S</meta:editing-duration>
  </office:meta>
</office:document-meta>
</file>